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21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21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233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B$2:$B$2, B2)&gt;1,NOT(ISBLANK(B2))))" style:apply-style-name="cf1" style:base-cell-address="doi.B2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B$3:$B$3, B3)&gt;1,NOT(ISBLANK(B3))))" style:apply-style-name="cf1" style:base-cell-address="doi.B3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B$4:$B$4, B4)&gt;1,NOT(ISBLANK(B4))))" style:apply-style-name="cf1" style:base-cell-address="doi.B4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B$5:$B$5, B5)&gt;1,NOT(ISBLANK(B5))))" style:apply-style-name="cf1" style:base-cell-address="doi.B5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B$6:$B$6, B6)&gt;1,NOT(ISBLANK(B6))))" style:apply-style-name="cf1" style:base-cell-address="doi.B6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B$7:$B$7, B7)&gt;1,NOT(ISBLANK(B7))))" style:apply-style-name="cf1" style:base-cell-address="doi.B7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B$8:$B$8, B8)&gt;1,NOT(ISBLANK(B8))))" style:apply-style-name="cf1" style:base-cell-address="doi.B8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B$9:$B$9, B9)&gt;1,NOT(ISBLANK(B9))))" style:apply-style-name="cf1" style:base-cell-address="doi.B9"/>
    </style:style>
  </office:automatic-styles>
  <office:body>
    <office:spreadsheet>
      <table:calculation-settings table:case-sensitive="false" table:search-criteria-must-apply-to-whole-cell="false"/>
      <table:table table:name="doi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doi</text:p>
          </table:table-cell>
          <table:table-cell table:number-columns-repeated="16382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0">
            <text:p>MÌNH ĐIỀU</text:p>
          </table:table-cell>
          <table:table-cell table:number-columns-repeated="16382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1">
            <text:p>BAN THI CÔNG</text:p>
          </table:table-cell>
          <table:table-cell table:number-columns-repeated="16382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2">
            <text:p>CÔNG NHẬT DIỄM</text:p>
          </table:table-cell>
          <table:table-cell table:number-columns-repeated="16382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3">
            <text:p>CAO TÚ</text:p>
          </table:table-cell>
          <table:table-cell table:number-columns-repeated="16382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4">
            <text:p>MỸ CHÂU</text:p>
          </table:table-cell>
          <table:table-cell table:number-columns-repeated="16382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5">
            <text:p>PHẠM VĂN SƠN</text:p>
          </table:table-cell>
          <table:table-cell table:number-columns-repeated="16382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6">
            <text:p>PHẠM MẠNH HÙNG</text:p>
          </table:table-cell>
          <table:table-cell table:number-columns-repeated="16382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7">
            <text:p>LÊ THANH KHẢI</text:p>
          </table:table-cell>
          <table:table-cell table:number-columns-repeated="16382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2">
            <text:p>CAO QUANG</text:p>
          </table:table-cell>
          <table:table-cell table:number-columns-repeated="16382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3">
            <text:p>ĐÀM QUANG TIẾN</text:p>
          </table:table-cell>
          <table:table-cell table:number-columns-repeated="16382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4">
            <text:p>LUCKY ART</text:p>
          </table:table-cell>
          <table:table-cell table:number-columns-repeated="16382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4">
            <text:p>SMART</text:p>
          </table:table-cell>
          <table:table-cell table:number-columns-repeated="16382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4">
            <text:p>HOÀNG ĐỨC DƯƠNG</text:p>
          </table:table-cell>
          <table:table-cell table:number-columns-repeated="16382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4">
            <text:p>HAI PHAN</text:p>
          </table:table-cell>
          <table:table-cell table:number-columns-repeated="16382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4">
            <text:p>NGUYỄN HUỲNH</text:p>
          </table:table-cell>
          <table:table-cell table:number-columns-repeated="16382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4">
            <text:p>BMWINDOWS</text:p>
          </table:table-cell>
          <table:table-cell table:number-columns-repeated="16382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5">
            <text:p>PCCC 2-9</text:p>
          </table:table-cell>
          <table:table-cell table:number-columns-repeated="16382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5">
            <text:p>VẠN THÀNH AN</text:p>
          </table:table-cell>
          <table:table-cell table:number-columns-repeated="16382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6">
            <text:p>ĐẠI PHÚC</text:p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style:style style:name="cf1" style:family="table-cell" style:data-style-name="N0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USER</dc:creator>
    <meta:creation-date>2018-04-12T10:22:52Z</meta:creation-date>
    <dc:date>2018-04-13T09:21:31Z</dc:date>
  </office:meta>
</office:document-meta>
</file>